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true"/>
      <style:text-properties officeooo:rsid="000457e2" officeooo:paragraph-rsid="000457e2"/>
    </style:style>
    <style:style style:name="P2" style:family="paragraph" style:parent-style-name="Text_20_body">
      <style:paragraph-properties fo:margin-top="0in" fo:margin-bottom="0in" loext:contextual-spacing="true"/>
    </style:style>
    <style:style style:name="P3" style:family="paragraph" style:parent-style-name="Text_20_body">
      <style:paragraph-properties fo:margin-top="0in" fo:margin-bottom="0in" loext:contextual-spacing="true"/>
      <style:text-properties officeooo:paragraph-rsid="00056cd8"/>
    </style:style>
    <style:style style:name="P4" style:family="paragraph" style:parent-style-name="Text_20_body">
      <style:paragraph-properties fo:margin-top="0in" fo:margin-bottom="0in" loext:contextual-spacing="true"/>
      <style:text-properties officeooo:paragraph-rsid="0009833a"/>
    </style:style>
    <style:style style:name="P5" style:family="paragraph" style:parent-style-name="Text_20_body">
      <style:paragraph-properties fo:margin-top="0in" fo:margin-bottom="0in" loext:contextual-spacing="true"/>
      <style:text-properties officeooo:rsid="000457e2" officeooo:paragraph-rsid="000457e2"/>
    </style:style>
    <style:style style:name="P6" style:family="paragraph" style:parent-style-name="Text_20_body">
      <style:paragraph-properties fo:margin-top="0in" fo:margin-bottom="0in" loext:contextual-spacing="true"/>
      <style:text-properties officeooo:rsid="000457e2" officeooo:paragraph-rsid="0015e52d"/>
    </style:style>
    <style:style style:name="P7" style:family="paragraph" style:parent-style-name="Text_20_body">
      <style:paragraph-properties fo:margin-top="0in" fo:margin-bottom="0in" loext:contextual-spacing="true"/>
      <style:text-properties officeooo:rsid="0009b6cd" officeooo:paragraph-rsid="0009b6cd"/>
    </style:style>
    <style:style style:name="P8" style:family="paragraph" style:parent-style-name="Text_20_body">
      <style:paragraph-properties fo:margin-top="0in" fo:margin-bottom="0in" loext:contextual-spacing="true"/>
      <style:text-properties officeooo:paragraph-rsid="0009b6cd"/>
    </style:style>
    <style:style style:name="P9" style:family="paragraph" style:parent-style-name="Text_20_body">
      <style:paragraph-properties fo:margin-top="0in" fo:margin-bottom="0in" loext:contextual-spacing="true"/>
      <style:text-properties officeooo:paragraph-rsid="000c877d"/>
    </style:style>
    <style:style style:name="P10" style:family="paragraph" style:parent-style-name="Text_20_body">
      <style:paragraph-properties fo:margin-top="0in" fo:margin-bottom="0in" loext:contextual-spacing="true"/>
      <style:text-properties officeooo:paragraph-rsid="000cfd9c"/>
    </style:style>
    <style:style style:name="P11" style:family="paragraph" style:parent-style-name="Text_20_body">
      <style:paragraph-properties fo:margin-top="0in" fo:margin-bottom="0in" loext:contextual-spacing="true"/>
      <style:text-properties officeooo:paragraph-rsid="000e5b49"/>
    </style:style>
    <style:style style:name="P12" style:family="paragraph" style:parent-style-name="Text_20_body">
      <style:paragraph-properties fo:margin-top="0in" fo:margin-bottom="0in" loext:contextual-spacing="true"/>
      <style:text-properties officeooo:paragraph-rsid="000f548e"/>
    </style:style>
    <style:style style:name="P13" style:family="paragraph" style:parent-style-name="Text_20_body">
      <style:paragraph-properties fo:margin-top="0in" fo:margin-bottom="0in" loext:contextual-spacing="true"/>
      <style:text-properties officeooo:paragraph-rsid="00101382"/>
    </style:style>
    <style:style style:name="P14" style:family="paragraph" style:parent-style-name="Text_20_body">
      <style:paragraph-properties fo:margin-top="0in" fo:margin-bottom="0in" loext:contextual-spacing="true"/>
      <style:text-properties officeooo:paragraph-rsid="0010fa7c"/>
    </style:style>
    <style:style style:name="P15" style:family="paragraph" style:parent-style-name="Text_20_body">
      <style:paragraph-properties fo:margin-top="0in" fo:margin-bottom="0in" loext:contextual-spacing="true"/>
      <style:text-properties officeooo:paragraph-rsid="0012c534"/>
    </style:style>
    <style:style style:name="P16" style:family="paragraph" style:parent-style-name="Text_20_body">
      <style:paragraph-properties fo:margin-top="0in" fo:margin-bottom="0in" loext:contextual-spacing="true"/>
      <style:text-properties officeooo:paragraph-rsid="00143ca5"/>
    </style:style>
    <style:style style:name="P17" style:family="paragraph" style:parent-style-name="Text_20_body">
      <style:paragraph-properties fo:margin-top="0in" fo:margin-bottom="0in" loext:contextual-spacing="true"/>
      <style:text-properties officeooo:paragraph-rsid="0014fb53"/>
    </style:style>
    <style:style style:name="P18" style:family="paragraph" style:parent-style-name="Standard">
      <style:paragraph-properties fo:margin-top="0in" fo:margin-bottom="0in" loext:contextual-spacing="true"/>
      <style:text-properties officeooo:rsid="000457e2" officeooo:paragraph-rsid="000457e2"/>
    </style:style>
    <style:style style:name="P19" style:family="paragraph" style:parent-style-name="Text_20_body">
      <style:paragraph-properties fo:margin-top="0in" fo:margin-bottom="0in" loext:contextual-spacing="true"/>
      <style:text-properties officeooo:rsid="00054ec2" officeooo:paragraph-rsid="000c877d"/>
    </style:style>
    <style:style style:name="P20" style:family="paragraph" style:parent-style-name="Text_20_body">
      <style:paragraph-properties fo:margin-top="0in" fo:margin-bottom="0in" loext:contextual-spacing="true"/>
      <style:text-properties officeooo:rsid="00101382" officeooo:paragraph-rsid="00101382"/>
    </style:style>
    <style:style style:name="P21" style:family="paragraph" style:parent-style-name="Text_20_body">
      <style:paragraph-properties fo:margin-top="0in" fo:margin-bottom="0in" loext:contextual-spacing="true"/>
      <style:text-properties officeooo:rsid="0009b6cd" officeooo:paragraph-rsid="0009b6cd"/>
    </style:style>
    <style:style style:name="P22" style:family="paragraph" style:parent-style-name="Text_20_body">
      <style:paragraph-properties fo:margin-top="0in" fo:margin-bottom="0in" loext:contextual-spacing="true"/>
      <style:text-properties officeooo:paragraph-rsid="0009b6cd"/>
    </style:style>
    <style:style style:name="P23" style:family="paragraph" style:parent-style-name="Text_20_body">
      <style:paragraph-properties fo:margin-top="0in" fo:margin-bottom="0in" loext:contextual-spacing="true"/>
      <style:text-properties officeooo:paragraph-rsid="0017c7b0"/>
    </style:style>
    <style:style style:name="P24" style:family="paragraph" style:parent-style-name="Text_20_body">
      <style:paragraph-properties fo:margin-top="0in" fo:margin-bottom="0in" loext:contextual-spacing="true"/>
      <style:text-properties officeooo:paragraph-rsid="0018ad64"/>
    </style:style>
    <style:style style:name="P25" style:family="paragraph" style:parent-style-name="Text_20_body">
      <style:paragraph-properties fo:margin-top="0in" fo:margin-bottom="0in" loext:contextual-spacing="true"/>
      <style:text-properties officeooo:rsid="0019bf8c" officeooo:paragraph-rsid="0019bf8c"/>
    </style:style>
    <style:style style:name="P26" style:family="paragraph" style:parent-style-name="Text_20_body">
      <style:paragraph-properties fo:margin-top="0in" fo:margin-bottom="0in" loext:contextual-spacing="true"/>
      <style:text-properties officeooo:paragraph-rsid="0019bf8c"/>
    </style:style>
    <style:style style:name="P27" style:family="paragraph" style:parent-style-name="Text_20_body">
      <style:paragraph-properties fo:margin-top="0in" fo:margin-bottom="0in" loext:contextual-spacing="true"/>
      <style:text-properties officeooo:rsid="000457e2" officeooo:paragraph-rsid="0019bf8c"/>
    </style:style>
    <style:style style:name="P28" style:family="paragraph" style:parent-style-name="Text_20_body">
      <style:paragraph-properties fo:margin-top="0in" fo:margin-bottom="0in" loext:contextual-spacing="true"/>
      <style:text-properties officeooo:paragraph-rsid="001a7c82"/>
    </style:style>
    <style:style style:name="P29" style:family="paragraph" style:parent-style-name="Text_20_body">
      <style:paragraph-properties fo:margin-top="0in" fo:margin-bottom="0in" loext:contextual-spacing="true"/>
      <style:text-properties officeooo:paragraph-rsid="001bb191"/>
    </style:style>
    <style:style style:name="P30" style:family="paragraph" style:parent-style-name="Text_20_body">
      <style:paragraph-properties fo:margin-top="0in" fo:margin-bottom="0in" loext:contextual-spacing="true"/>
      <style:text-properties officeooo:rsid="001bb191" officeooo:paragraph-rsid="001bb191"/>
    </style:style>
    <style:style style:name="P31" style:family="paragraph" style:parent-style-name="Text_20_body">
      <style:paragraph-properties fo:margin-top="0in" fo:margin-bottom="0in" loext:contextual-spacing="true"/>
      <style:text-properties officeooo:rsid="001cace5" officeooo:paragraph-rsid="001cace5"/>
    </style:style>
    <style:style style:name="P32" style:family="paragraph" style:parent-style-name="Text_20_body">
      <style:paragraph-properties fo:margin-top="0in" fo:margin-bottom="0in" loext:contextual-spacing="true"/>
      <style:text-properties officeooo:rsid="001e7ca7" officeooo:paragraph-rsid="001e7ca7"/>
    </style:style>
    <style:style style:name="P33" style:family="paragraph" style:parent-style-name="Text_20_body">
      <style:paragraph-properties fo:margin-top="0in" fo:margin-bottom="0in" loext:contextual-spacing="true"/>
      <style:text-properties officeooo:rsid="002030dc" officeooo:paragraph-rsid="002030dc"/>
    </style:style>
    <style:style style:name="P34" style:family="paragraph" style:parent-style-name="Text_20_body">
      <style:paragraph-properties fo:margin-top="0in" fo:margin-bottom="0in" loext:contextual-spacing="true"/>
      <style:text-properties officeooo:rsid="00209a25" officeooo:paragraph-rsid="00209a25"/>
    </style:style>
    <style:style style:name="T1" style:family="text">
      <style:text-properties officeooo:rsid="00054ec2"/>
    </style:style>
    <style:style style:name="T2" style:family="text">
      <style:text-properties officeooo:rsid="00056cd8"/>
    </style:style>
    <style:style style:name="T3" style:family="text">
      <style:text-properties officeooo:rsid="0006cea1"/>
    </style:style>
    <style:style style:name="T4" style:family="text">
      <style:text-properties officeooo:rsid="00081a43"/>
    </style:style>
    <style:style style:name="T5" style:family="text">
      <style:text-properties officeooo:rsid="0009833a"/>
    </style:style>
    <style:style style:name="T6" style:family="text">
      <style:text-properties officeooo:rsid="0009b6cd"/>
    </style:style>
    <style:style style:name="T7" style:family="text">
      <style:text-properties officeooo:rsid="000a8372"/>
    </style:style>
    <style:style style:name="T8" style:family="text">
      <style:text-properties officeooo:rsid="000c8217"/>
    </style:style>
    <style:style style:name="T9" style:family="text">
      <style:text-properties officeooo:rsid="000c877d"/>
    </style:style>
    <style:style style:name="T10" style:family="text">
      <style:text-properties officeooo:rsid="000cfd9c"/>
    </style:style>
    <style:style style:name="T11" style:family="text">
      <style:text-properties officeooo:rsid="000e5b49"/>
    </style:style>
    <style:style style:name="T12" style:family="text">
      <style:text-properties officeooo:rsid="000f548e"/>
    </style:style>
    <style:style style:name="T13" style:family="text">
      <style:text-properties officeooo:rsid="00101382"/>
    </style:style>
    <style:style style:name="T14" style:family="text">
      <style:text-properties officeooo:rsid="0010fa7c"/>
    </style:style>
    <style:style style:name="T15" style:family="text">
      <style:text-properties officeooo:rsid="0012c534"/>
    </style:style>
    <style:style style:name="T16" style:family="text">
      <style:text-properties officeooo:rsid="00143ca5"/>
    </style:style>
    <style:style style:name="T17" style:family="text">
      <style:text-properties officeooo:rsid="0014fb53"/>
    </style:style>
    <style:style style:name="T18" style:family="text">
      <style:text-properties officeooo:rsid="0015e52d"/>
    </style:style>
    <style:style style:name="T19" style:family="text">
      <style:text-properties officeooo:rsid="0017c7b0"/>
    </style:style>
    <style:style style:name="T20" style:family="text">
      <style:text-properties officeooo:rsid="0018ad64"/>
    </style:style>
    <style:style style:name="T21" style:family="text">
      <style:text-properties officeooo:rsid="0019bf8c"/>
    </style:style>
    <style:style style:name="T22" style:family="text">
      <style:text-properties officeooo:rsid="001a7c82"/>
    </style:style>
    <style:style style:name="T23" style:family="text">
      <style:text-properties officeooo:rsid="001bb191"/>
    </style:style>
    <style:style style:name="T24" style:family="text">
      <style:text-properties officeooo:rsid="002030dc"/>
    </style:style>
    <style:style style:name="T25" style:family="text">
      <style:text-properties officeooo:rsid="00209a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9"/>
      <text:p text:style-name="P2">- Ты любишь Coлоникову?- спросил он, как всегда называя твою мать девичьей фамилией. </text:p>
      <text:p text:style-name="P1">;;;;;;;;;;;;;;;;;;;;;;;;;;;;;;;;;;</text:p>
      <text:p text:style-name="P5">- По Фрейду всякая любовь длится не более полутора лет. Прикинь, сколько с тех пор должно любвей скончаться. </text:p>
      <text:p text:style-name="P2">- А исключений Фрейд не допускает? </text:p>
      <text:p text:style-name="P2">- Откуда мне знать? Читал я, что ли, того Фрейда? Правда, хотел. Как ездили с фабрики в Москву на экскурсию, я даже специально в Ц. Б. имени Ленина зашёл. По разовому билету. </text:p>
      <text:p text:style-name="P2">- Ну, и как? </text:p>
      <text:p text:style-name="P2">- Шикарно. Помесь театра с вокзалом. Короче: храм грамоты. Двери высоченные и даже на ручке надпись «к себе». Ну, к себе – к себе. Потянул, там ещё двери, а потом большой зал. По бокам, за колоннами, раздевалки, а в дальнем конце лестница мраморная молочного цвета. А в зале снуёт сплошная дружба народов – бирманцы с сенегальцами, хотя, и белых немало. И гляжу – неравновесно выходит: с левого боку гардеробщики мотаются с пальтами да номерками. Очередь к ним не иссякает, а с правого – стоят, бездельем маются. Жалко их стало, подхожу, свою пальтишку на стойку перед ними скинул, жду. Так хоть бы шевельнулись! Потом один барственно так поясняет: здесь, мол, только для академиков. Прикидываешь сегрегацию с дискриминацией? Иль сожрёт моё пальто ихние шубы академические? Короче, благодарю за информацию и – к раздевалкам напротив. Потом к лестнице молочно мраморной. Там билеты проверяют, ещё пару бумажек дают и запускают, а рядом два милиционера – для порядку. На втором этаже, над раздевалками, ящики каталогов – шеренгами, смахивают на автоматические камеры хранения, только цвет деревянный. </text:p>
      <text:p text:style-name="P2">Посмотрел я по карточкам – есть Фрейд, в 1913 году изданные его лекции, по случаю какого там юбилея. Всего-то 60 страниц. Выписываю все индексы и данные этой книжечки, иду в читальный зал. Ликую! Дежурная в заявку мою глянула, аж взвизгнула, словно караул скликает: Фрейд?!! Вы, не ошиблись, отвечаю, его, пожалуйста. Не тут-то было. Чтоб допустили к этой книжечке, говорит, нужна, как минимум степень кандидата соответствующих наук, и ещё московская прописка (разовый билет не подходит), а также особая бумажка из учёных Олимпов, что мне дозволено его почитать. Ликование моё утихло и в таком отупело утихомиренном состоянии спустился я по пастеризованной лестнице и на выход. Выхожу, значит, на улицу и такой ко всему спокойный. Никуда не тянет, ничего неохота. Дошёл до перехода, где в метро спускаться, приткнулся к парапету, на ЦБ вылупился, а в голове пусто-пусто, лишь где-то по задворкам бродит шевченковское «чужому навчайтесь... свого не цурайтесь». Люди добрые! Где я? Огромный домина, по фронтону отакенными буквищами: Центральная Библиотека им. В. И. Ленина. Так он же для чего старался? Чтобы рабочие могли книжки читать. Всем поголовно вдалбливают его главный наказ: «Учиться, учиться и учиться». И что же получается? До Великой Октябрьской революции, в 1913 году, любой рабочий мог заглянуть в книжную лавку и купить эти лекции на 60 страниц, после той же самой революции в ЦБ имени Ленина мне сказали: «хрена тебе, а не книжку, потому что ты — рабочий». Вот так и стою, приткнувшись в парапет задом и такая во мне тишь и стеклянность. Очнулся, когда со всех сторон скребёж поднялся. Гляжу – с полдюжины рабочих лопатами снег счищают. Солнце яркое, а они скребут да на меня поглядывают, будто ждут чего. А что дам? Сам несолоно хлебавши. Или здесь тоже хотят чистить? Ну, снялся и – в переход, поглубже от сияющих вершин. </text:p>
      <text:p text:style-name="P2"><text:soft-page-break/><text:s/>И пусть он тоже не читал ни Фрейда, ни последователей, их выводы и постулаты ему заменит «нюх» и давнее знакомство с Ахулей, который вон какую байку сплёл в ответ на конкретный вопрос: любишь или нет? </text:p>
      <text:p text:style-name="P2">И он завёлся что есть мочи уверять, что у него с Coлониковой в жизни ничего и никогда не было. </text:p>
      <text:p text:style-name="P2">Kак будто я его спрашивал. </text:p>
      <text:p text:style-name="P1"/>
      <text:p text:style-name="P27">И всё-таки мечты сбываются, порою в самых неожиданных местах. </text:p>
      <text:p text:style-name="P26"><text:span text:style-name="T6">Б</text:span>атареи прожекторов на металлических мачтах освещения сдерживают натиск густо-фиолетовой ночи, бросая влажный отблеск вдоль натруженных рельс. Колеи раздваиваются, расчетверяются, параллельное многорядье путей заставлено вагонами, цистернами, <text:span text:style-name="T6">платформами</text:span>, на которых громоздится, топорщится, высится зачехл<text:span text:style-name="T6">ё</text:span>нная и раскрытая, габаритная и мелкая, обвязанная и валом сваленная всякая всячина. Погромыхивая на стрелках, скатываются с сортировочной горки вагоны: в одиночку и сцепками, чтоб отыскать и уткнуться в нужный состав. На товарной станции нет выходных. Круглые сутки громыханье и лязг, резкий скрежет тормозных башмаков, выкрики репродукторов о формирующихся и готовых составах.</text:p>
      <text:p text:style-name="P26"><text:span text:style-name="T7">И</text:span> в ту осеннюю ночь я перес<text:span text:style-name="T7">екал</text:span> её знакомыми тропами служебных проходов, минуя вагонные лабиринты, прибли<text:span text:style-name="T7">жаясь</text:span> к знакомому пролому в <text:s/>ограде ПМ<text:span text:style-name="T7">С</text:span>-119, загодя ёжась и негодуя какая там будет грязь и лужи. <text:span text:style-name="T7">Вот и красивая надпись дёгтем, крупными буквами для пассажиров проходящих поездов: «Конотоп — город трезвенников». <text:s/></text:span></text:p>
      <text:p text:style-name="P26">Неотступный свет прожекторов припечатал мою тень к стене. По мере приближения <text:span text:style-name="T7">к стене, </text:span>силуэт всё меньша<text:span text:style-name="T7">л</text:span>, подрагивая полями шляпы <text:span text:style-name="T7">при ходьбе</text:span>, пока не <text:span text:style-name="T7">слился</text:span> <text:span text:style-name="T7">с</text:span>о мгл<text:span text:style-name="T7">ой</text:span> пролома. Для путешествий во времени нужна машина? Возможно, но если она не по карману, то можно и пешком. Сейчас, <text:span text:style-name="T7">вслед</text:span> за своей <text:span text:style-name="T7">исчезнувшей </text:span>тенью, я окажусь в таких средневековых непр<text:span text:style-name="T7">ó</text:span>лазях и тьмах… </text:p>
      <text:p text:style-name="P26">- Софокл! Эсхил! </text:p>
      <text:p text:style-name="P26">Что такое? Неужто так широко шагнул, что п<text:span text:style-name="T7">р</text:span>оскочил по самую античность? </text:p>
      <text:p text:style-name="P26">- Эсхил!- хрипло надрывалась средь слякотного мрака ПМСных задворков чёрная тень шагах в <text:span text:style-name="T7">двадцати</text:span> от пролома. </text:p>
      <text:p text:style-name="P26">Моя? Нет, эта пониже и круглее. К тому же в кепке, в кожаном пальто. </text:p>
      <text:p text:style-name="P26">- Чего стал? Тебя звали? Будто понятие имеешь про Софокла. </text:p>
      <text:p text:style-name="P26">- Вы правы, дальше Аристофана я не углублялся. </text:p>
      <text:p text:style-name="P26">Он икнул и чуть покачиваясь, но решительно заступил мне путь. </text:p>
      <text:p text:style-name="P26">- Ты кто?- пахнул он винищем. </text:p>
      <text:p text:style-name="P26">- Прохожий. А вас что сюда привело? </text:p>
      <text:p text:style-name="P26">Он будто не слыхал вопроса. </text:p>
      <text:p text:style-name="P26">- Софокл… Эсхил…- умильно вторил он.- Да, да… Эсхил… Аристофан! А ещё? </text:p>
      <text:p text:style-name="P26">- Ну, ещё Еврипид. </text:p>
      <text:p text:style-name="P26">- Точно! Еврипид!- со слезой воскликнул он и вновь самозабвенно простонал, - Софо-о-о-кл… </text:p>
      <text:p text:style-name="P26">Мы стояли друг против друга, словно сошедшиеся после разлуки Санчо Панса и Дон-Кихот. Тут Санчо сокрушённо понурился. Козырёк кожаной кепки клюнул меня в переносицу. Проклятье, Санчо! Я ведь с открытым забралом. </text:p>
      <text:p text:style-name="P26">- Художник я, - горестно поведал он, подняв голову, - а сюда на два месяца. </text:p>
      <text:p text:style-name="P27">И снова кивок-клювок. На два месяца из нарко-два для излечения от алкогольных склонностей. Эx, Санчо, Санчо!.. Любой сопьётся, коли не с кем про Софокла <text:soft-page-break/>перемолвиться! И бисер есть, да метать не перед кем…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10-03T17:16:41.499774491</meta:creation-date>
    <dc:date>2016-10-06T23:39:55.638461521</dc:date>
    <dc:creator>sehrguey </dc:creator>
    <meta:editing-duration>PT34M6S</meta:editing-duration>
    <meta:editing-cycles>5</meta:editing-cycles>
    <meta:generator>LibreOffice/4.3.3.2$Linux_x86 LibreOffice_project/430m0$Build-2</meta:generator>
    <meta:document-statistic meta:table-count="0" meta:image-count="0" meta:object-count="0" meta:page-count="3" meta:paragraph-count="31" meta:word-count="977" meta:character-count="6348" meta:non-whitespace-character-count="5358"/>
  </office:meta>
</office:document-meta>
</file>